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47.14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Accesso al sistem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Utente, Person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 1.1</text:p>
          </table:table-cell>
          <table:table-cell table:style-name="ce5" office:value-type="string" calcext:value-type="string">
            <text:p>Nel caso sia utente, effettua il logi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 1.1</text:p>
          </table:table-cell>
          <table:table-cell table:style-name="ce5" office:value-type="string" calcext:value-type="string">
            <text:p>L’utente è connesso al sistema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Fin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 1.2</text:p>
          </table:table-cell>
          <table:table-cell table:style-name="ce5" office:value-type="string" calcext:value-type="string">
            <text:p>Nel caso sia una persona, include &lt;&lt;Aggiunta nuovo Utente&gt;&gt;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 1.2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Torna a 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style-name="ce4"/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Aggiunta nuovo utent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Persona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Inserimento dati personali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6" office:value-type="string" calcext:value-type="string">
            <text:p>Controllo che si sia effettivamente creato un’utente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table:style-name="ce4"/>
          <table:table-cell table:number-columns-repeated="1021"/>
        </table:table-row>
        <table:table-row table:style-name="ro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Diventare Frui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Utent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5" office:value-type="string" calcext:value-type="string">
            <text:p>Utente maggiorenn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Richiesta iscrizion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5" office:value-type="string" calcext:value-type="string">
            <text:p>Controllo che si sia effettivamente creato un fruitore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Validità frui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Frui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 1</text:p>
          </table:table-cell>
          <table:table-cell table:style-name="ce5" office:value-type="string" calcext:value-type="string">
            <text:p>Il sistema verifica che il fruitore sia ancora nel suo periodo di validità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 2.1</text:p>
          </table:table-cell>
          <table:table-cell table:style-name="ce5" office:value-type="string" calcext:value-type="string">
            <text:p>Nel caso in cui il fruitore non sia più valido esso decade come fruitore 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 2.2</text:p>
          </table:table-cell>
          <table:table-cell table:style-name="ce5" office:value-type="string" calcext:value-type="string">
            <text:p>Nel caso in cui il fruitore sia valido il software certifica la validità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2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Rinnovo frui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Frui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5" office:value-type="string" calcext:value-type="string">
            <text:p>Manchino X giorni dalla scadenza del periodo di validità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Il fruitore rinnova la sua iscrizion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5" office:value-type="string" calcext:value-type="string">
            <text:p>Viene aggiornato il periodo di validità del fruitore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Visualizzazione fruitori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Opera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Richiesta al software di tutti i fruitori registrati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2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Diventa Opera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Utent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l’utente diventa Opera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6" office:value-type="string" calcext:value-type="string">
            <text:p>Controllo che si sia effettivamente creato un’operatore</text:p>
          </table:table-cell>
          <table:table-cell table:number-columns-repeated="1021"/>
        </table:table-row>
        <table:table-row table:style-name="ro2" table:number-rows-repeated="952">
          <table:table-cell/>
          <table:table-cell table:style-name="ce1"/>
          <table:table-cell table:style-name="ce4"/>
          <table:table-cell table:number-columns-repeated="1021"/>
        </table:table-row>
        <table:table-row table:style-name="ro3">
          <table:table-cell/>
          <table:table-cell table:style-name="ce1"/>
          <table:table-cell table:style-name="ce4"/>
          <table:table-cell table:number-columns-repeated="1021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000" number:language="it" number:country="IT">
      <number:number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number:text> 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number:text> €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number:text>-€ 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number:text> € 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number:text> 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number:text> €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number:text>-€ 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number:text> € 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it" number:country="IT">
      <number:minutes number:style="long"/>
      <number:text>.</number:text>
      <number:seconds number:style="long"/>
    </number:time-style>
    <number:time-style style:name="N1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40" number:language="it" number:country="IT">
      <number:minutes number:style="long"/>
      <number:text>.</number:text>
      <number:seconds number:style="long" number:decimal-places="1"/>
    </number:time-style>
    <number:number-style style:name="N10141" number:language="it" number:country="IT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 style:data-style-name="N2" text:time-value="09:39:13.61807993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17M1S</meta:editing-duration>
    <meta:editing-cycles>12</meta:editing-cycles>
    <meta:creation-date>2018-09-27T16:07:03.231872831</meta:creation-date>
    <dc:date>2018-09-28T09:40:50.055702023</dc:date>
    <meta:document-statistic meta:table-count="1" meta:cell-count="72" meta:object-count="0"/>
  </office:meta>
</office:document-meta>
</file>